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solid" draw:fill-color="#eb613d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gr5" style:family="graphic" style:parent-style-name="standard">
      <style:graphic-properties draw:stroke="dash" draw:stroke-dash="Fine_20_Dashed_20__28_var_29_" draw:fill="solid" draw:fill-color="#00ff00" draw:textarea-vertical-align="middle"/>
    </style:style>
    <style:style style:name="gr6" style:family="graphic" style:parent-style-name="objectwithoutfill">
      <style:graphic-properties svg:stroke-width="0.203cm" svg:stroke-color="#999999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fo:language="en" fo:country="AU" style:text-underline-style="solid" style:text-underline-width="auto" style:text-underline-color="font-color"/>
    </style:style>
    <style:style style:name="T2" style:family="text">
      <style:text-properties fo:language="en" fo:country="GB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54cm" svg:height="5.715cm" svg:x="12.36cm" svg:y="7.35cm">
          <text:p/>
        </draw:rect>
        <draw:line draw:style-name="gr2" draw:text-style-name="P1" draw:layer="layout" svg:x1="19.19cm" svg:y1="7.685cm" svg:x2="19.19cm" svg:y2="10.225cm">
          <text:p/>
        </draw:line>
        <draw:line draw:style-name="gr2" draw:text-style-name="P1" draw:layer="layout" svg:x1="8.09cm" svg:y1="12.63cm" svg:x2="8.09cm" svg:y2="10.725cm">
          <text:p/>
        </draw:line>
        <draw:frame draw:style-name="gr3" draw:layer="layout" svg:width="1.27cm" svg:height="1.27cm" svg:x="7.99cm" svg:y="11.795cm">
          <draw:text-box>
            <text:p>+</text:p>
          </draw:text-box>
        </draw:frame>
        <draw:frame draw:style-name="gr3" draw:layer="layout" svg:width="1.27cm" svg:height="1.27cm" svg:x="19.19cm" svg:y="7.985cm">
          <draw:text-box>
            <text:p>-</text:p>
          </draw:text-box>
        </draw:frame>
        <draw:frame draw:style-name="gr3" draw:layer="layout" svg:width="1.27cm" svg:height="1.27cm" svg:x="21.45cm" svg:y="9.39cm">
          <draw:text-box>
            <text:p>+</text:p>
          </draw:text-box>
        </draw:frame>
        <draw:line draw:style-name="gr2" draw:text-style-name="P1" draw:layer="layout" svg:x1="22.385cm" svg:y1="10.26cm" svg:x2="21.115cm" svg:y2="10.26cm">
          <text:p/>
        </draw:line>
        <draw:line draw:style-name="gr2" draw:text-style-name="P1" draw:layer="layout" svg:x1="5.24cm" svg:y1="10.225cm" svg:x2="6.51cm" svg:y2="10.225cm">
          <text:p/>
        </draw:line>
        <draw:frame draw:style-name="gr3" draw:layer="layout" svg:width="1.27cm" svg:height="1.27cm" svg:x="5.34cm" svg:y="9.355cm">
          <draw:text-box>
            <text:p>-</text:p>
          </draw:text-box>
        </draw:frame>
        <draw:frame draw:style-name="gr3" draw:text-style-name="P2" draw:layer="layout" svg:width="8.89cm" svg:height="1.27cm" svg:x="4.105cm" svg:y="4.81cm">
          <draw:text-box>
            <text:p><text:span text:style-name="T1">Leading </text:span><text:span text:style-name="T2">signs</text:span><text:span text:style-name="T3">:</text:span></text:p>
          </draw:text-box>
        </draw:frame>
        <draw:line draw:style-name="gr2" draw:text-style-name="P1" draw:layer="layout" svg:x1="13.095cm" svg:y1="9.255cm" svg:x2="14.865cm" svg:y2="10.19cm">
          <text:p/>
        </draw:line>
        <draw:frame draw:style-name="gr3" draw:layer="layout" svg:width="3.81cm" svg:height="1.27cm" svg:x="20.685cm" svg:y="10.525cm">
          <draw:text-box>
            <text:p>(+ 90<text:span text:style-name="T4">°</text:span>)</text:p>
          </draw:text-box>
        </draw:frame>
        <draw:frame draw:style-name="gr3" draw:layer="layout" svg:width="3.81cm" svg:height="1.27cm" svg:x="4.705cm" svg:y="10.525cm">
          <draw:text-box>
            <text:p>(- 90<text:span text:style-name="T4">°</text:span>)</text:p>
          </draw:text-box>
        </draw:frame>
        <draw:frame draw:style-name="gr4" draw:layer="layout" svg:width="3.175cm" svg:height="2.54cm" svg:x="12.696cm" svg:y="7.326cm">
          <draw:text-box>
            <text:p>-359<text:span text:style-name="T4">°</text:span></text:p>
          </draw:text-box>
        </draw:frame>
        <draw:frame draw:style-name="gr4" draw:layer="layout" svg:width="3.175cm" svg:height="2.54cm" svg:x="12.796cm" svg:y="11.795cm">
          <draw:text-box>
            <text:p>-181<text:span text:style-name="T4">°</text:span></text:p>
          </draw:text-box>
        </draw:frame>
        <draw:rect draw:style-name="gr5" draw:text-style-name="P1" draw:layer="layout" svg:width="2.54cm" svg:height="5.715cm" svg:x="14.9cm" svg:y="7.35cm">
          <text:p/>
        </draw:rect>
        <draw:line draw:style-name="gr2" draw:text-style-name="P1" draw:layer="layout" svg:x1="16.67cm" svg:y1="8.52cm" svg:x2="14.865cm" svg:y2="10.19cm">
          <text:p/>
        </draw:line>
        <draw:frame draw:style-name="gr4" draw:layer="layout" svg:width="3.175cm" svg:height="2.54cm" svg:x="15.7cm" svg:y="7.35cm">
          <draw:text-box>
            <text:p>+1<text:span text:style-name="T4">°</text:span></text:p>
          </draw:text-box>
        </draw:frame>
        <draw:frame draw:style-name="gr4" draw:layer="layout" svg:width="3.175cm" svg:height="2.54cm" svg:x="14.9cm" svg:y="11.795cm">
          <draw:text-box>
            <text:p>+179<text:span text:style-name="T4">°</text:span></text:p>
          </draw:text-box>
        </draw:frame>
        <draw:line draw:style-name="gr6" draw:text-style-name="P1" draw:layer="layout" svg:x1="7.145cm" svg:y1="10.325cm" svg:x2="20.48cm" svg:y2="10.325cm">
          <text:p/>
        </draw:line>
        <draw:line draw:style-name="gr7" draw:text-style-name="P1" draw:layer="layout" svg:x1="7.145cm" svg:y1="10.66cm" svg:x2="20.48cm" svg:y2="10.66cm">
          <text:p/>
        </draw:line>
        <draw:frame draw:style-name="gr3" draw:layer="layout" svg:width="3.81cm" svg:height="1.27cm" svg:x="19.585cm" svg:y="7.985cm">
          <draw:text-box>
            <text:p>(0<text:span text:style-name="T4">°</text:span>)</text:p>
          </draw:text-box>
        </draw:frame>
        <draw:frame draw:style-name="gr3" draw:layer="layout" svg:width="3.81cm" svg:height="1.27cm" svg:x="8.55cm" svg:y="11.795cm">
          <draw:text-box>
            <text:p>(180<text:span text:style-name="T4">°</text:span>)</text:p>
          </draw:text-box>
        </draw:frame>
        <draw:frame draw:style-name="gr8" draw:text-style-name="P2" draw:layer="layout" svg:width="20.955cm" svg:height="3.095cm" svg:x="4.175cm" svg:y="15.605cm">
          <draw:text-box>
            <text:p><text:span text:style-name="T3">Bending Moment:</text:span><text:span text:style-name="T3"><text:line-break/></text:span><text:span text:style-name="T3"/></text:p>
            <text:p><text:span text:style-name="T5">( + ) means lower edge tractive force / top edge compresive fo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hold Fritz</meta:initial-creator>
    <meta:creation-date>2020-09-21T18:12:54</meta:creation-date>
    <dc:date>2021-07-11T10:50:38</dc:date>
    <dc:creator>Berthold Fritz</dc:creator>
    <meta:editing-duration>PT1H26M42S</meta:editing-duration>
    <meta:editing-cycles>7</meta:editing-cycles>
    <meta:generator>OpenOffice/4.1.5$Unix OpenOffice.org_project/415m1$Build-9789</meta:generator>
    <meta:document-statistic meta:object-count="24"/>
  </office:meta>
</office:document-meta>
</file>